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3" table:number-columns-spanned="2" table:number-rows-spanned="2"/>
          <table:covered-table-cell table:style-name="ce3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3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3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 table:number-columns-repeated="3"/>
          <table:table-cell table:style-name="ce12" table:content-validation-name="val1" office:value-type="string" calcext:value-type="string">
            <text:p>En cours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Fait</text:p>
          </table:table-cell>
          <table:table-cell table:style-name="ce1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Fait</text:p>
          </table:table-cell>
          <table:table-cell table:style-name="ce1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TableDeCodage</text:p>
          </table:table-cell>
          <table:table-cell table:style-name="ce10" table:content-validation-name="val1" table:number-columns-repeated="3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table:number-columns-repeated="2"/>
          <table:table-cell table:style-name="ce10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En cours</text:p>
          </table:table-cell>
          <table:table-cell table:style-name="ce1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En cours</text:p>
          </table:table-cell>
          <table:table-cell table:style-name="ce1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 table:number-columns-repeated="3"/>
          <table:table-cell table:style-name="ce12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ableDeCodage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En cours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office:value-type="string" calcext:value-type="string">
            <text:p>A faire</text:p>
          </table:table-cell>
          <table:table-cell table:style-name="ce1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 office:value-type="string" calcext:value-type="string">
            <text:p>A faire</text:p>
          </table:table-cell>
          <table:table-cell table:style-name="ce1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 table:number-columns-repeated="3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ableDeCodage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A faire</text:p>
          </table:table-cell>
          <table:table-cell table:style-name="ce1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ableDeCodage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ableDeCodage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 Binaire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Octet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Statistiques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ArbreDeHuffman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6" office:value-type="string" calcext:value-type="string">
            <text:p>FileDePriorité</text:p>
          </table:table-cell>
          <table:table-cell table:style-name="ce1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3T18:20:24.264070383</dc:date>
    <meta:editing-duration>PT59M42S</meta:editing-duration>
    <meta:editing-cycles>5</meta:editing-cycles>
    <meta:generator>LibreOffice/7.3.7.2$Linux_X86_64 LibreOffice_project/30$Build-2</meta:generator>
    <meta:document-statistic meta:table-count="1" meta:cell-count="70" meta:object-count="0"/>
  </office:meta>
</office:document-meta>
</file>